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11ce12" officeooo:paragraph-rsid="0011ce12"/>
    </style:style>
    <style:style style:name="T1" style:family="text">
      <style:text-properties officeooo:rsid="0013b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不，一般的printf和scanf並沒有精確的記憶體規定，如果說要使printf輸出精確的int32_t或者其他格式，我們可以使用inttypes.h裡面的格式，格式為&lt;模式&gt;&lt;進位&gt;<text:span text:style-name="T1">&lt;其它&gt;</text:span></text:p>
      <text:p text:style-name="P1">模式：<text:span text:style-name="T1">PRI,SCN分別對應到printf,scanf</text:span></text:p>
      <text:p text:style-name="P1">進位<text:span text:style-name="T1">：x,u,o,i,d 分別對應16進位，十進位無號數，八進位，十進位整數，十進位。</text:span></text:p>
      <text:p text:style-name="P1">其他：8,16,32,64,FAST8…<text:span text:style-name="T1">.etc,表示其他如大小的屬性。</text:span></text:p>
      <text:p text:style-name="P1">範例<text:span text:style-name="T1">：若要輸出int32_t的a 可以表示為printf(“%”,PRIi32,”\n”,a);</text:span></text:p>
      <text:p text:style-name="P1"><text:tab/>若要輸入<text:span text:style-name="T1">double的a可以表示為scanf(“%”,SCNd64,&amp;a)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6:58:01.701307858</meta:creation-date>
    <dc:date>2020-11-24T17:17:22.539019860</dc:date>
    <meta:editing-duration>PT9M10S</meta:editing-duration>
    <meta:editing-cycles>1</meta:editing-cycles>
    <meta:document-statistic meta:table-count="0" meta:image-count="0" meta:object-count="0" meta:page-count="1" meta:paragraph-count="6" meta:word-count="152" meta:character-count="289" meta:non-whitespace-character-count="286"/>
    <meta:generator>LibreOffice/6.4.6.2$Linux_X86_64 LibreOffice_project/40$Build-2</meta:generator>
  </office:meta>
</office:document-meta>
</file>